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ist_horizon_iter_10_battery" table:style-name="ta1">
        <table:shapes>
          <draw:frame draw:z-index="0" draw:style-name="gr1" draw:text-style-name="P1" svg:width="6.2988in" svg:height="3.5429in" svg:x="4.9311in" svg:y="0.0394in">
            <draw:object draw:notify-on-update-of-ranges="loss_list_horizon_iter_10_battery.B1:loss_list_horizon_iter_10_battery.B1 loss_list_horizon_iter_10_battery.B2:loss_list_horizon_iter_10_battery.B30 loss_list_horizon_iter_10_battery.C1:loss_list_horizon_iter_10_battery.C1 loss_list_horizon_iter_10_battery.C2:loss_list_horizon_iter_10_battery.C30 loss_list_horizon_iter_10_battery.D1:loss_list_horizon_iter_10_battery.D1 loss_list_horizon_iter_10_battery.D2:loss_list_horizon_iter_10_battery.D30 loss_list_horizon_iter_10_battery.E1:loss_list_horizon_iter_10_battery.E1 loss_list_horizon_iter_10_battery.E2:loss_list_horizon_iter_10_battery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AML_10iter</text:p>
          </table:table-cell>
          <table:table-cell office:value-type="string" calcext:value-type="string">
            <text:p>NOMAML-10iter</text:p>
          </table:table-cell>
          <table:table-cell office:value-type="string" calcext:value-type="string">
            <text:p>NOMAML-1iter</text:p>
          </table:table-cell>
          <table:table-cell office:value-type="string" calcext:value-type="string">
            <text:p>MAML_1i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58976414240897" calcext:value-type="float">
            <text:p>0.001589764142409</text:p>
          </table:table-cell>
          <table:table-cell office:value-type="float" office:value="0.00140861777479176" calcext:value-type="float">
            <text:p>0.001408617774792</text:p>
          </table:table-cell>
          <table:table-cell office:value-type="float" office:value="0.00180607281214964" calcext:value-type="float">
            <text:p>0.00180607281215</text:p>
          </table:table-cell>
          <table:table-cell office:value-type="float" office:value="0.00352669786661863" calcext:value-type="float">
            <text:p>0.003526697866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6714114341885" calcext:value-type="float">
            <text:p>0.001367141143419</text:p>
          </table:table-cell>
          <table:table-cell office:value-type="float" office:value="0.00135899209577474" calcext:value-type="float">
            <text:p>0.001358992095775</text:p>
          </table:table-cell>
          <table:table-cell office:value-type="float" office:value="0.00150781665994145" calcext:value-type="float">
            <text:p>0.001507816659941</text:p>
          </table:table-cell>
          <table:table-cell office:value-type="float" office:value="0.00317990686744452" calcext:value-type="float">
            <text:p>0.003179906867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2484216485173" calcext:value-type="float">
            <text:p>0.001424842164852</text:p>
          </table:table-cell>
          <table:table-cell office:value-type="float" office:value="0.00135249543742248" calcext:value-type="float">
            <text:p>0.001352495437422</text:p>
          </table:table-cell>
          <table:table-cell office:value-type="float" office:value="0.00155230862772441" calcext:value-type="float">
            <text:p>0.001552308627724</text:p>
          </table:table-cell>
          <table:table-cell office:value-type="float" office:value="0.0031943975482136" calcext:value-type="float">
            <text:p>0.0031943975482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34336715564132" calcext:value-type="float">
            <text:p>0.001343367155641</text:p>
          </table:table-cell>
          <table:table-cell office:value-type="float" office:value="0.00133282004909623" calcext:value-type="float">
            <text:p>0.001332820049096</text:p>
          </table:table-cell>
          <table:table-cell office:value-type="float" office:value="0.00140646093087544" calcext:value-type="float">
            <text:p>0.001406460930875</text:p>
          </table:table-cell>
          <table:table-cell office:value-type="float" office:value="0.00304254237562418" calcext:value-type="float">
            <text:p>0.003042542375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39775278512388" calcext:value-type="float">
            <text:p>0.001397752785124</text:p>
          </table:table-cell>
          <table:table-cell office:value-type="float" office:value="0.00143658414237173" calcext:value-type="float">
            <text:p>0.001436584142372</text:p>
          </table:table-cell>
          <table:table-cell office:value-type="float" office:value="0.00148008810296864" calcext:value-type="float">
            <text:p>0.001480088102969</text:p>
          </table:table-cell>
          <table:table-cell office:value-type="float" office:value="0.00305979605764151" calcext:value-type="float">
            <text:p>0.0030597960576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14595307968557" calcext:value-type="float">
            <text:p>0.001145953079686</text:p>
          </table:table-cell>
          <table:table-cell office:value-type="float" office:value="0.00129924773136736" calcext:value-type="float">
            <text:p>0.001299247731367</text:p>
          </table:table-cell>
          <table:table-cell office:value-type="float" office:value="0.00120084234367823" calcext:value-type="float">
            <text:p>0.001200842343678</text:p>
          </table:table-cell>
          <table:table-cell office:value-type="float" office:value="0.0027569520752877" calcext:value-type="float">
            <text:p>0.0027569520752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20888778474182" calcext:value-type="float">
            <text:p>0.001208887784742</text:p>
          </table:table-cell>
          <table:table-cell office:value-type="float" office:value="0.00131555665727016" calcext:value-type="float">
            <text:p>0.00131555665727</text:p>
          </table:table-cell>
          <table:table-cell office:value-type="float" office:value="0.00124555837525501" calcext:value-type="float">
            <text:p>0.001245558375255</text:p>
          </table:table-cell>
          <table:table-cell office:value-type="float" office:value="0.00278271408751607" calcext:value-type="float">
            <text:p>0.0027827140875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28066679462791" calcext:value-type="float">
            <text:p>0.001280666794628</text:p>
          </table:table-cell>
          <table:table-cell office:value-type="float" office:value="0.0014134269229847" calcext:value-type="float">
            <text:p>0.001413426922985</text:p>
          </table:table-cell>
          <table:table-cell office:value-type="float" office:value="0.0012921057444449" calcext:value-type="float">
            <text:p>0.001292105744445</text:p>
          </table:table-cell>
          <table:table-cell office:value-type="float" office:value="0.00282575469464064" calcext:value-type="float">
            <text:p>0.0028257546946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36579037643969" calcext:value-type="float">
            <text:p>0.00136579037644</text:p>
          </table:table-cell>
          <table:table-cell office:value-type="float" office:value="0.00146810146467639" calcext:value-type="float">
            <text:p>0.001468101464676</text:p>
          </table:table-cell>
          <table:table-cell office:value-type="float" office:value="0.00133906592842929" calcext:value-type="float">
            <text:p>0.001339065928429</text:p>
          </table:table-cell>
          <table:table-cell office:value-type="float" office:value="0.00288091599941254" calcext:value-type="float">
            <text:p>0.002880915999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29521626513451" calcext:value-type="float">
            <text:p>0.001295216265135</text:p>
          </table:table-cell>
          <table:table-cell office:value-type="float" office:value="0.00139605303519737" calcext:value-type="float">
            <text:p>0.001396053035197</text:p>
          </table:table-cell>
          <table:table-cell office:value-type="float" office:value="0.0012608377601669" calcext:value-type="float">
            <text:p>0.001260837760167</text:p>
          </table:table-cell>
          <table:table-cell office:value-type="float" office:value="0.00280442438088357" calcext:value-type="float">
            <text:p>0.0028044243808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36689632199705" calcext:value-type="float">
            <text:p>0.001366896321997</text:p>
          </table:table-cell>
          <table:table-cell office:value-type="float" office:value="0.00145648828889689" calcext:value-type="float">
            <text:p>0.001456488288897</text:p>
          </table:table-cell>
          <table:table-cell office:value-type="float" office:value="0.0013320598012255" calcext:value-type="float">
            <text:p>0.001332059801226</text:p>
          </table:table-cell>
          <table:table-cell office:value-type="float" office:value="0.00284888641908765" calcext:value-type="float">
            <text:p>0.0028488864190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37403816916049" calcext:value-type="float">
            <text:p>0.00137403816916</text:p>
          </table:table-cell>
          <table:table-cell office:value-type="float" office:value="0.00148386873510761" calcext:value-type="float">
            <text:p>0.001483868735108</text:p>
          </table:table-cell>
          <table:table-cell office:value-type="float" office:value="0.00130092509945865" calcext:value-type="float">
            <text:p>0.001300925099459</text:p>
          </table:table-cell>
          <table:table-cell office:value-type="float" office:value="0.00283540226519108" calcext:value-type="float">
            <text:p>0.002835402265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37220986653119" calcext:value-type="float">
            <text:p>0.001372209866531</text:p>
          </table:table-cell>
          <table:table-cell office:value-type="float" office:value="0.00144078655411368" calcext:value-type="float">
            <text:p>0.001440786554114</text:p>
          </table:table-cell>
          <table:table-cell office:value-type="float" office:value="0.00124081411479932" calcext:value-type="float">
            <text:p>0.001240814114799</text:p>
          </table:table-cell>
          <table:table-cell office:value-type="float" office:value="0.0027952641248703" calcext:value-type="float">
            <text:p>0.00279526412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45501806400716" calcext:value-type="float">
            <text:p>0.001455018064007</text:p>
          </table:table-cell>
          <table:table-cell office:value-type="float" office:value="0.00149240521268043" calcext:value-type="float">
            <text:p>0.00149240521268</text:p>
          </table:table-cell>
          <table:table-cell office:value-type="float" office:value="0.00132763524221525" calcext:value-type="float">
            <text:p>0.001327635242215</text:p>
          </table:table-cell>
          <table:table-cell office:value-type="float" office:value="0.00285035441629589" calcext:value-type="float">
            <text:p>0.0028503544162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42789189703763" calcext:value-type="float">
            <text:p>0.001427891897038</text:p>
          </table:table-cell>
          <table:table-cell office:value-type="float" office:value="0.00145548590193761" calcext:value-type="float">
            <text:p>0.001455485901938</text:p>
          </table:table-cell>
          <table:table-cell office:value-type="float" office:value="0.00121220785335431" calcext:value-type="float">
            <text:p>0.001212207853354</text:p>
          </table:table-cell>
          <table:table-cell office:value-type="float" office:value="0.00279924646019936" calcext:value-type="float">
            <text:p>0.0027992464601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42307160422206" calcext:value-type="float">
            <text:p>0.001423071604222</text:p>
          </table:table-cell>
          <table:table-cell office:value-type="float" office:value="0.00145972061286199" calcext:value-type="float">
            <text:p>0.001459720612862</text:p>
          </table:table-cell>
          <table:table-cell office:value-type="float" office:value="0.00122288198948032" calcext:value-type="float">
            <text:p>0.00122288198948</text:p>
          </table:table-cell>
          <table:table-cell office:value-type="float" office:value="0.00280274241231382" calcext:value-type="float">
            <text:p>0.002802742412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42258987762034" calcext:value-type="float">
            <text:p>0.00142258987762</text:p>
          </table:table-cell>
          <table:table-cell office:value-type="float" office:value="0.00143093941848995" calcext:value-type="float">
            <text:p>0.00143093941849</text:p>
          </table:table-cell>
          <table:table-cell office:value-type="float" office:value="0.00118187994204081" calcext:value-type="float">
            <text:p>0.001181879942041</text:p>
          </table:table-cell>
          <table:table-cell office:value-type="float" office:value="0.00276209460571408" calcext:value-type="float">
            <text:p>0.002762094605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47582741919905" calcext:value-type="float">
            <text:p>0.001475827419199</text:p>
          </table:table-cell>
          <table:table-cell office:value-type="float" office:value="0.00142662105132662" calcext:value-type="float">
            <text:p>0.001426621051327</text:p>
          </table:table-cell>
          <table:table-cell office:value-type="float" office:value="0.00121563902972742" calcext:value-type="float">
            <text:p>0.001215639029727</text:p>
          </table:table-cell>
          <table:table-cell office:value-type="float" office:value="0.00278713181614876" calcext:value-type="float">
            <text:p>0.0027871318161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152479577809572" calcext:value-type="float">
            <text:p>0.001524795778096</text:p>
          </table:table-cell>
          <table:table-cell office:value-type="float" office:value="0.00146597738950566" calcext:value-type="float">
            <text:p>0.001465977389506</text:p>
          </table:table-cell>
          <table:table-cell office:value-type="float" office:value="0.00122777556663839" calcext:value-type="float">
            <text:p>0.001227775566638</text:p>
          </table:table-cell>
          <table:table-cell office:value-type="float" office:value="0.00280894967727363" calcext:value-type="float">
            <text:p>0.002808949677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51140557136387" calcext:value-type="float">
            <text:p>0.001511405571364</text:p>
          </table:table-cell>
          <table:table-cell office:value-type="float" office:value="0.00148234120302502" calcext:value-type="float">
            <text:p>0.001482341203025</text:p>
          </table:table-cell>
          <table:table-cell office:value-type="float" office:value="0.00122551494090679" calcext:value-type="float">
            <text:p>0.001225514940907</text:p>
          </table:table-cell>
          <table:table-cell office:value-type="float" office:value="0.00278624589554966" calcext:value-type="float">
            <text:p>0.002786245895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54661654960364" calcext:value-type="float">
            <text:p>0.001546616549604</text:p>
          </table:table-cell>
          <table:table-cell office:value-type="float" office:value="0.00151619838681821" calcext:value-type="float">
            <text:p>0.001516198386818</text:p>
          </table:table-cell>
          <table:table-cell office:value-type="float" office:value="0.00124579358841935" calcext:value-type="float">
            <text:p>0.001245793588419</text:p>
          </table:table-cell>
          <table:table-cell office:value-type="float" office:value="0.00279438076540828" calcext:value-type="float">
            <text:p>0.0027943807654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59620761405677" calcext:value-type="float">
            <text:p>0.001596207614057</text:p>
          </table:table-cell>
          <table:table-cell office:value-type="float" office:value="0.00153814690172854" calcext:value-type="float">
            <text:p>0.001538146901729</text:p>
          </table:table-cell>
          <table:table-cell office:value-type="float" office:value="0.00129402121803295" calcext:value-type="float">
            <text:p>0.001294021218033</text:p>
          </table:table-cell>
          <table:table-cell office:value-type="float" office:value="0.00281516253016889" calcext:value-type="float">
            <text:p>0.0028151625301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60834880080074" calcext:value-type="float">
            <text:p>0.001608348800801</text:p>
          </table:table-cell>
          <table:table-cell office:value-type="float" office:value="0.00151691742584537" calcext:value-type="float">
            <text:p>0.001516917425845</text:p>
          </table:table-cell>
          <table:table-cell office:value-type="float" office:value="0.00120992927631325" calcext:value-type="float">
            <text:p>0.001209929276313</text:p>
          </table:table-cell>
          <table:table-cell office:value-type="float" office:value="0.0028098002076149" calcext:value-type="float">
            <text:p>0.0028098002076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64932408370078" calcext:value-type="float">
            <text:p>0.001649324083701</text:p>
          </table:table-cell>
          <table:table-cell office:value-type="float" office:value="0.00155571229410017" calcext:value-type="float">
            <text:p>0.0015557122941</text:p>
          </table:table-cell>
          <table:table-cell office:value-type="float" office:value="0.00128723558923094" calcext:value-type="float">
            <text:p>0.001287235589231</text:p>
          </table:table-cell>
          <table:table-cell office:value-type="float" office:value="0.00282236374914646" calcext:value-type="float">
            <text:p>0.0028223637491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68479944113642" calcext:value-type="float">
            <text:p>0.001684799441136</text:p>
          </table:table-cell>
          <table:table-cell office:value-type="float" office:value="0.00161265328591553" calcext:value-type="float">
            <text:p>0.001612653285916</text:p>
          </table:table-cell>
          <table:table-cell office:value-type="float" office:value="0.00130898677024936" calcext:value-type="float">
            <text:p>0.001308986770249</text:p>
          </table:table-cell>
          <table:table-cell office:value-type="float" office:value="0.00282953958958387" calcext:value-type="float">
            <text:p>0.0028295395895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70860532671213" calcext:value-type="float">
            <text:p>0.001708605326712</text:p>
          </table:table-cell>
          <table:table-cell office:value-type="float" office:value="0.0015817879331215" calcext:value-type="float">
            <text:p>0.001581787933122</text:p>
          </table:table-cell>
          <table:table-cell office:value-type="float" office:value="0.00136856187462053" calcext:value-type="float">
            <text:p>0.001368561874621</text:p>
          </table:table-cell>
          <table:table-cell office:value-type="float" office:value="0.00284007773734629" calcext:value-type="float">
            <text:p>0.0028400777373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71330885495991" calcext:value-type="float">
            <text:p>0.00171330885496</text:p>
          </table:table-cell>
          <table:table-cell office:value-type="float" office:value="0.00162371409112301" calcext:value-type="float">
            <text:p>0.001623714091123</text:p>
          </table:table-cell>
          <table:table-cell office:value-type="float" office:value="0.0012986276944656" calcext:value-type="float">
            <text:p>0.001298627694466</text:p>
          </table:table-cell>
          <table:table-cell office:value-type="float" office:value="0.00283878552727401" calcext:value-type="float">
            <text:p>0.0028387855272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75582093652338" calcext:value-type="float">
            <text:p>0.001755820936523</text:p>
          </table:table-cell>
          <table:table-cell office:value-type="float" office:value="0.0015995654215088" calcext:value-type="float">
            <text:p>0.001599565421509</text:p>
          </table:table-cell>
          <table:table-cell office:value-type="float" office:value="0.0013690229018951" calcext:value-type="float">
            <text:p>0.001369022901895</text:p>
          </table:table-cell>
          <table:table-cell office:value-type="float" office:value="0.00285362475551665" calcext:value-type="float">
            <text:p>0.0028536247555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80388300213963" calcext:value-type="float">
            <text:p>0.00180388300214</text:p>
          </table:table-cell>
          <table:table-cell office:value-type="float" office:value="0.00169680343031973" calcext:value-type="float">
            <text:p>0.00169680343032</text:p>
          </table:table-cell>
          <table:table-cell office:value-type="float" office:value="0.00139952177064022" calcext:value-type="float">
            <text:p>0.00139952177064</text:p>
          </table:table-cell>
          <table:table-cell office:value-type="float" office:value="0.00287828966975212" calcext:value-type="float">
            <text:p>0.002878289669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4T12:53:30.721000000</dc:date>
    <meta:editing-duration>PT19M59S</meta:editing-duration>
    <meta:editing-cycles>1</meta:editing-cycles>
    <meta:document-statistic meta:table-count="1" meta:cell-count="149" meta:object-count="1"/>
    <meta:generator>LibreOffice/6.4.3.2$Windows_X86_64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5cm" svg:y="3.442cm" style:legend-expansion="high" chart:style-name="ch2"/>
        <chart:plot-area chart:style-name="ch3" table:cell-range-address="loss_list_horizon_iter_10_battery.B1:loss_list_horizon_iter_10_battery.E30" chart:data-source-has-labels="row" svg:x="0.32cm" svg:y="0.18cm" svg:width="11.455cm" svg:height="8.64cm">
          <chartooo:coordinate-region svg:x="1.629cm" svg:y="0.382cm" svg:width="10.004cm" svg:height="7.6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horizon_iter_10_battery.B2:loss_list_horizon_iter_10_battery.B30" chart:label-cell-address="loss_list_horizon_iter_10_battery.B1:loss_list_horizon_iter_10_battery.B1" chart:class="chart:line">
            <chart:data-point chart:repeated="29"/>
          </chart:series>
          <chart:series chart:style-name="ch7" chart:values-cell-range-address="loss_list_horizon_iter_10_battery.C2:loss_list_horizon_iter_10_battery.C30" chart:label-cell-address="loss_list_horizon_iter_10_battery.C1:loss_list_horizon_iter_10_battery.C1" chart:class="chart:line">
            <chart:data-point chart:repeated="29"/>
          </chart:series>
          <chart:series chart:style-name="ch8" chart:values-cell-range-address="loss_list_horizon_iter_10_battery.D2:loss_list_horizon_iter_10_battery.D30" chart:label-cell-address="loss_list_horizon_iter_10_battery.D1:loss_list_horizon_iter_10_battery.D1" chart:class="chart:line">
            <chart:data-point chart:repeated="29"/>
          </chart:series>
          <chart:series chart:style-name="ch9" chart:values-cell-range-address="loss_list_horizon_iter_10_battery.E2:loss_list_horizon_iter_10_battery.E30" chart:label-cell-address="loss_list_horizon_iter_10_battery.E1:loss_list_horizon_iter_10_battery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L_10iter</text:p>
                <draw:g>
                  <svg:desc>loss_list_horizon_iter_10_battery.B1:loss_list_horizon_iter_10_battery.B1</svg:desc>
                </draw:g>
              </table:table-cell>
              <table:table-cell office:value-type="string">
                <text:p>NOMAML-10iter</text:p>
                <draw:g>
                  <svg:desc>loss_list_horizon_iter_10_battery.C1:loss_list_horizon_iter_10_battery.C1</svg:desc>
                </draw:g>
              </table:table-cell>
              <table:table-cell office:value-type="string">
                <text:p>NOMAML-1iter</text:p>
                <draw:g>
                  <svg:desc>loss_list_horizon_iter_10_battery.D1:loss_list_horizon_iter_10_battery.D1</svg:desc>
                </draw:g>
              </table:table-cell>
              <table:table-cell office:value-type="string">
                <text:p>MAML_1iter</text:p>
                <draw:g>
                  <svg:desc>loss_list_horizon_iter_10_battery.E1:loss_list_horizon_iter_10_batter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8976414240897">
                <text:p>0.00158976414240897</text:p>
                <draw:g>
                  <svg:desc>loss_list_horizon_iter_10_battery.B2:loss_list_horizon_iter_10_battery.B30</svg:desc>
                </draw:g>
              </table:table-cell>
              <table:table-cell office:value-type="float" office:value="0.00140861777479176">
                <text:p>0.00140861777479176</text:p>
                <draw:g>
                  <svg:desc>loss_list_horizon_iter_10_battery.C2:loss_list_horizon_iter_10_battery.C30</svg:desc>
                </draw:g>
              </table:table-cell>
              <table:table-cell office:value-type="float" office:value="0.00180607281214964">
                <text:p>0.00180607281214964</text:p>
                <draw:g>
                  <svg:desc>loss_list_horizon_iter_10_battery.D2:loss_list_horizon_iter_10_battery.D30</svg:desc>
                </draw:g>
              </table:table-cell>
              <table:table-cell office:value-type="float" office:value="0.00352669786661863">
                <text:p>0.00352669786661863</text:p>
                <draw:g>
                  <svg:desc>loss_list_horizon_iter_10_battery.E2:loss_list_horizon_iter_10_battery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6714114341885">
                <text:p>0.00136714114341885</text:p>
              </table:table-cell>
              <table:table-cell office:value-type="float" office:value="0.00135899209577474">
                <text:p>0.00135899209577474</text:p>
              </table:table-cell>
              <table:table-cell office:value-type="float" office:value="0.00150781665994145">
                <text:p>0.00150781665994145</text:p>
              </table:table-cell>
              <table:table-cell office:value-type="float" office:value="0.00317990686744452">
                <text:p>0.00317990686744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42484216485173">
                <text:p>0.00142484216485173</text:p>
              </table:table-cell>
              <table:table-cell office:value-type="float" office:value="0.00135249543742248">
                <text:p>0.00135249543742248</text:p>
              </table:table-cell>
              <table:table-cell office:value-type="float" office:value="0.00155230862772441">
                <text:p>0.00155230862772441</text:p>
              </table:table-cell>
              <table:table-cell office:value-type="float" office:value="0.0031943975482136">
                <text:p>0.0031943975482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4336715564132">
                <text:p>0.00134336715564132</text:p>
              </table:table-cell>
              <table:table-cell office:value-type="float" office:value="0.00133282004909623">
                <text:p>0.00133282004909623</text:p>
              </table:table-cell>
              <table:table-cell office:value-type="float" office:value="0.00140646093087544">
                <text:p>0.00140646093087544</text:p>
              </table:table-cell>
              <table:table-cell office:value-type="float" office:value="0.00304254237562418">
                <text:p>0.00304254237562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39775278512388">
                <text:p>0.00139775278512388</text:p>
              </table:table-cell>
              <table:table-cell office:value-type="float" office:value="0.00143658414237173">
                <text:p>0.00143658414237173</text:p>
              </table:table-cell>
              <table:table-cell office:value-type="float" office:value="0.00148008810296864">
                <text:p>0.00148008810296864</text:p>
              </table:table-cell>
              <table:table-cell office:value-type="float" office:value="0.00305979605764151">
                <text:p>0.00305979605764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4595307968557">
                <text:p>0.00114595307968557</text:p>
              </table:table-cell>
              <table:table-cell office:value-type="float" office:value="0.00129924773136736">
                <text:p>0.00129924773136736</text:p>
              </table:table-cell>
              <table:table-cell office:value-type="float" office:value="0.00120084234367823">
                <text:p>0.00120084234367823</text:p>
              </table:table-cell>
              <table:table-cell office:value-type="float" office:value="0.0027569520752877">
                <text:p>0.0027569520752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0888778474182">
                <text:p>0.00120888778474182</text:p>
              </table:table-cell>
              <table:table-cell office:value-type="float" office:value="0.00131555665727016">
                <text:p>0.00131555665727016</text:p>
              </table:table-cell>
              <table:table-cell office:value-type="float" office:value="0.00124555837525501">
                <text:p>0.00124555837525501</text:p>
              </table:table-cell>
              <table:table-cell office:value-type="float" office:value="0.00278271408751607">
                <text:p>0.00278271408751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28066679462791">
                <text:p>0.00128066679462791</text:p>
              </table:table-cell>
              <table:table-cell office:value-type="float" office:value="0.0014134269229847">
                <text:p>0.0014134269229847</text:p>
              </table:table-cell>
              <table:table-cell office:value-type="float" office:value="0.0012921057444449">
                <text:p>0.0012921057444449</text:p>
              </table:table-cell>
              <table:table-cell office:value-type="float" office:value="0.00282575469464064">
                <text:p>0.00282575469464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36579037643969">
                <text:p>0.00136579037643969</text:p>
              </table:table-cell>
              <table:table-cell office:value-type="float" office:value="0.00146810146467639">
                <text:p>0.00146810146467639</text:p>
              </table:table-cell>
              <table:table-cell office:value-type="float" office:value="0.00133906592842929">
                <text:p>0.00133906592842929</text:p>
              </table:table-cell>
              <table:table-cell office:value-type="float" office:value="0.00288091599941254">
                <text:p>0.00288091599941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29521626513451">
                <text:p>0.00129521626513451</text:p>
              </table:table-cell>
              <table:table-cell office:value-type="float" office:value="0.00139605303519737">
                <text:p>0.00139605303519737</text:p>
              </table:table-cell>
              <table:table-cell office:value-type="float" office:value="0.0012608377601669">
                <text:p>0.0012608377601669</text:p>
              </table:table-cell>
              <table:table-cell office:value-type="float" office:value="0.00280442438088357">
                <text:p>0.00280442438088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36689632199705">
                <text:p>0.00136689632199705</text:p>
              </table:table-cell>
              <table:table-cell office:value-type="float" office:value="0.00145648828889689">
                <text:p>0.00145648828889689</text:p>
              </table:table-cell>
              <table:table-cell office:value-type="float" office:value="0.0013320598012255">
                <text:p>0.0013320598012255</text:p>
              </table:table-cell>
              <table:table-cell office:value-type="float" office:value="0.00284888641908765">
                <text:p>0.00284888641908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403816916049">
                <text:p>0.00137403816916049</text:p>
              </table:table-cell>
              <table:table-cell office:value-type="float" office:value="0.00148386873510761">
                <text:p>0.00148386873510761</text:p>
              </table:table-cell>
              <table:table-cell office:value-type="float" office:value="0.00130092509945865">
                <text:p>0.00130092509945865</text:p>
              </table:table-cell>
              <table:table-cell office:value-type="float" office:value="0.00283540226519108">
                <text:p>0.00283540226519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7220986653119">
                <text:p>0.00137220986653119</text:p>
              </table:table-cell>
              <table:table-cell office:value-type="float" office:value="0.00144078655411368">
                <text:p>0.00144078655411368</text:p>
              </table:table-cell>
              <table:table-cell office:value-type="float" office:value="0.00124081411479932">
                <text:p>0.00124081411479932</text:p>
              </table:table-cell>
              <table:table-cell office:value-type="float" office:value="0.0027952641248703">
                <text:p>0.0027952641248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5501806400716">
                <text:p>0.00145501806400716</text:p>
              </table:table-cell>
              <table:table-cell office:value-type="float" office:value="0.00149240521268043">
                <text:p>0.00149240521268043</text:p>
              </table:table-cell>
              <table:table-cell office:value-type="float" office:value="0.00132763524221525">
                <text:p>0.00132763524221525</text:p>
              </table:table-cell>
              <table:table-cell office:value-type="float" office:value="0.00285035441629589">
                <text:p>0.00285035441629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2789189703763">
                <text:p>0.00142789189703763</text:p>
              </table:table-cell>
              <table:table-cell office:value-type="float" office:value="0.00145548590193761">
                <text:p>0.00145548590193761</text:p>
              </table:table-cell>
              <table:table-cell office:value-type="float" office:value="0.00121220785335431">
                <text:p>0.00121220785335431</text:p>
              </table:table-cell>
              <table:table-cell office:value-type="float" office:value="0.00279924646019936">
                <text:p>0.00279924646019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42307160422206">
                <text:p>0.00142307160422206</text:p>
              </table:table-cell>
              <table:table-cell office:value-type="float" office:value="0.00145972061286199">
                <text:p>0.00145972061286199</text:p>
              </table:table-cell>
              <table:table-cell office:value-type="float" office:value="0.00122288198948032">
                <text:p>0.00122288198948032</text:p>
              </table:table-cell>
              <table:table-cell office:value-type="float" office:value="0.00280274241231382">
                <text:p>0.0028027424123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42258987762034">
                <text:p>0.00142258987762034</text:p>
              </table:table-cell>
              <table:table-cell office:value-type="float" office:value="0.00143093941848995">
                <text:p>0.00143093941848995</text:p>
              </table:table-cell>
              <table:table-cell office:value-type="float" office:value="0.00118187994204081">
                <text:p>0.00118187994204081</text:p>
              </table:table-cell>
              <table:table-cell office:value-type="float" office:value="0.00276209460571408">
                <text:p>0.0027620946057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7582741919905">
                <text:p>0.00147582741919905</text:p>
              </table:table-cell>
              <table:table-cell office:value-type="float" office:value="0.00142662105132662">
                <text:p>0.00142662105132662</text:p>
              </table:table-cell>
              <table:table-cell office:value-type="float" office:value="0.00121563902972742">
                <text:p>0.00121563902972742</text:p>
              </table:table-cell>
              <table:table-cell office:value-type="float" office:value="0.00278713181614876">
                <text:p>0.002787131816148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52479577809572">
                <text:p>0.00152479577809572</text:p>
              </table:table-cell>
              <table:table-cell office:value-type="float" office:value="0.00146597738950566">
                <text:p>0.00146597738950566</text:p>
              </table:table-cell>
              <table:table-cell office:value-type="float" office:value="0.00122777556663839">
                <text:p>0.00122777556663839</text:p>
              </table:table-cell>
              <table:table-cell office:value-type="float" office:value="0.00280894967727363">
                <text:p>0.00280894967727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51140557136387">
                <text:p>0.00151140557136387</text:p>
              </table:table-cell>
              <table:table-cell office:value-type="float" office:value="0.00148234120302502">
                <text:p>0.00148234120302502</text:p>
              </table:table-cell>
              <table:table-cell office:value-type="float" office:value="0.00122551494090679">
                <text:p>0.00122551494090679</text:p>
              </table:table-cell>
              <table:table-cell office:value-type="float" office:value="0.00278624589554966">
                <text:p>0.00278624589554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54661654960364">
                <text:p>0.00154661654960364</text:p>
              </table:table-cell>
              <table:table-cell office:value-type="float" office:value="0.00151619838681821">
                <text:p>0.00151619838681821</text:p>
              </table:table-cell>
              <table:table-cell office:value-type="float" office:value="0.00124579358841935">
                <text:p>0.00124579358841935</text:p>
              </table:table-cell>
              <table:table-cell office:value-type="float" office:value="0.00279438076540828">
                <text:p>0.00279438076540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59620761405677">
                <text:p>0.00159620761405677</text:p>
              </table:table-cell>
              <table:table-cell office:value-type="float" office:value="0.00153814690172854">
                <text:p>0.00153814690172854</text:p>
              </table:table-cell>
              <table:table-cell office:value-type="float" office:value="0.00129402121803295">
                <text:p>0.00129402121803295</text:p>
              </table:table-cell>
              <table:table-cell office:value-type="float" office:value="0.00281516253016889">
                <text:p>0.00281516253016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60834880080074">
                <text:p>0.00160834880080074</text:p>
              </table:table-cell>
              <table:table-cell office:value-type="float" office:value="0.00151691742584537">
                <text:p>0.00151691742584537</text:p>
              </table:table-cell>
              <table:table-cell office:value-type="float" office:value="0.00120992927631325">
                <text:p>0.00120992927631325</text:p>
              </table:table-cell>
              <table:table-cell office:value-type="float" office:value="0.0028098002076149">
                <text:p>0.0028098002076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64932408370078">
                <text:p>0.00164932408370078</text:p>
              </table:table-cell>
              <table:table-cell office:value-type="float" office:value="0.00155571229410017">
                <text:p>0.00155571229410017</text:p>
              </table:table-cell>
              <table:table-cell office:value-type="float" office:value="0.00128723558923094">
                <text:p>0.00128723558923094</text:p>
              </table:table-cell>
              <table:table-cell office:value-type="float" office:value="0.00282236374914646">
                <text:p>0.00282236374914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68479944113642">
                <text:p>0.00168479944113642</text:p>
              </table:table-cell>
              <table:table-cell office:value-type="float" office:value="0.00161265328591553">
                <text:p>0.00161265328591553</text:p>
              </table:table-cell>
              <table:table-cell office:value-type="float" office:value="0.00130898677024936">
                <text:p>0.00130898677024936</text:p>
              </table:table-cell>
              <table:table-cell office:value-type="float" office:value="0.00282953958958387">
                <text:p>0.002829539589583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70860532671213">
                <text:p>0.00170860532671213</text:p>
              </table:table-cell>
              <table:table-cell office:value-type="float" office:value="0.0015817879331215">
                <text:p>0.0015817879331215</text:p>
              </table:table-cell>
              <table:table-cell office:value-type="float" office:value="0.00136856187462053">
                <text:p>0.00136856187462053</text:p>
              </table:table-cell>
              <table:table-cell office:value-type="float" office:value="0.00284007773734629">
                <text:p>0.002840077737346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71330885495991">
                <text:p>0.00171330885495991</text:p>
              </table:table-cell>
              <table:table-cell office:value-type="float" office:value="0.00162371409112301">
                <text:p>0.00162371409112301</text:p>
              </table:table-cell>
              <table:table-cell office:value-type="float" office:value="0.0012986276944656">
                <text:p>0.0012986276944656</text:p>
              </table:table-cell>
              <table:table-cell office:value-type="float" office:value="0.00283878552727401">
                <text:p>0.002838785527274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75582093652338">
                <text:p>0.00175582093652338</text:p>
              </table:table-cell>
              <table:table-cell office:value-type="float" office:value="0.0015995654215088">
                <text:p>0.0015995654215088</text:p>
              </table:table-cell>
              <table:table-cell office:value-type="float" office:value="0.0013690229018951">
                <text:p>0.0013690229018951</text:p>
              </table:table-cell>
              <table:table-cell office:value-type="float" office:value="0.00285362475551665">
                <text:p>0.00285362475551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80388300213963">
                <text:p>0.00180388300213963</text:p>
              </table:table-cell>
              <table:table-cell office:value-type="float" office:value="0.00169680343031973">
                <text:p>0.00169680343031973</text:p>
              </table:table-cell>
              <table:table-cell office:value-type="float" office:value="0.00139952177064022">
                <text:p>0.00139952177064022</text:p>
              </table:table-cell>
              <table:table-cell office:value-type="float" office:value="0.00287828966975212">
                <text:p>0.00287828966975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